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style:font-name="Arial Nova Light"/>
    </style:style>
    <style:style style:name="P2" style:family="paragraph" style:parent-style-name="Preformatted_20_Text">
      <style:paragraph-properties fo:margin-top="0cm" fo:margin-bottom="0.499cm" style:contextual-spacing="false" fo:line-height="100%"/>
      <style:text-properties style:font-name="Arial Nova Light"/>
    </style:style>
    <style:style style:name="P3" style:family="paragraph" style:parent-style-name="Preformatted_20_Text">
      <style:paragraph-properties fo:margin-top="0cm" fo:margin-bottom="0.097cm" style:contextual-spacing="false" fo:line-height="100%"/>
      <style:text-properties style:font-name="Arial Nova Light" officeooo:paragraph-rsid="0018d519"/>
    </style:style>
    <style:style style:name="P4" style:family="paragraph" style:parent-style-name="Preformatted_20_Text">
      <style:paragraph-properties fo:margin-top="0cm" fo:margin-bottom="0cm" style:contextual-spacing="false" fo:line-height="100%"/>
      <style:text-properties style:font-name="Arial Nova Light" fo:font-size="10pt" style:font-name-asian="NSimSun1" style:font-size-asian="10pt" style:font-name-complex="Liberation Mono" style:font-size-complex="10pt"/>
    </style:style>
    <style:style style:name="P5" style:family="paragraph" style:parent-style-name="Preformatted_20_Text">
      <style:paragraph-properties fo:margin-top="0cm" fo:margin-bottom="0cm" style:contextual-spacing="false" fo:line-height="100%" fo:text-align="start" style:justify-single-word="false"/>
      <style:text-properties style:font-name="Arial Nova Light" fo:font-size="10pt" officeooo:paragraph-rsid="001bbf70" style:font-size-asian="10pt" style:font-size-complex="10pt"/>
    </style:style>
    <style:style style:name="P6" style:family="paragraph" style:parent-style-name="Preformatted_20_Text">
      <style:paragraph-properties fo:margin-top="0cm" fo:margin-bottom="0cm" style:contextual-spacing="false" fo:line-height="100%"/>
      <style:text-properties style:font-name="Arial Nova Light"/>
    </style:style>
    <style:style style:name="P7" style:family="paragraph" style:parent-style-name="Preformatted_20_Text">
      <style:paragraph-properties fo:margin-top="0cm" fo:margin-bottom="0cm" style:contextual-spacing="false" fo:line-height="100%"/>
      <style:text-properties style:font-name="Arial Nova Light" officeooo:paragraph-rsid="0018d519"/>
    </style:style>
    <style:style style:name="P8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Arial Nova Light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1bdc23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Arial Nova Light" fo:font-size="20pt" officeooo:rsid="00185397" officeooo:paragraph-rsid="00185397" style:font-size-asian="20pt" style:font-size-complex="20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 Nova Light" officeooo:rsid="00185397" officeooo:paragraph-rsid="00185397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 Nova Light" officeooo:rsid="00185397" officeooo:paragraph-rsid="00185397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 Nova Light" fo:font-size="16pt" style:text-underline-style="solid" style:text-underline-width="auto" style:text-underline-color="font-color" fo:font-weight="bold" officeooo:rsid="00185397" officeooo:paragraph-rsid="0018539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Arial Nova Light" fo:font-size="16pt" style:text-underline-style="solid" style:text-underline-width="auto" style:text-underline-color="font-color" fo:font-weight="bold" officeooo:rsid="0018d519" officeooo:paragraph-rsid="0018d51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 Nova Light" fo:font-size="14pt" style:text-underline-style="none" officeooo:rsid="00185397" officeooo:paragraph-rsid="00185397" style:font-size-asian="14pt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Arial Nova Light" fo:font-size="14pt" style:text-underline-style="none" officeooo:rsid="0018d519" officeooo:paragraph-rsid="0018d519" style:font-size-asian="14pt" style:font-size-complex="14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 Nova Light" fo:font-size="14pt" style:text-underline-style="solid" style:text-underline-width="auto" style:text-underline-color="font-color" officeooo:rsid="0019fd6a" officeooo:paragraph-rsid="0019fd6a" style:font-size-asian="14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Arial Nova Light" fo:font-size="14pt" style:text-underline-style="solid" style:text-underline-width="auto" style:text-underline-color="font-color" officeooo:rsid="0018d519" officeooo:paragraph-rsid="0018d519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 Nova Light" style:text-underline-style="none" officeooo:rsid="00185397" officeooo:paragraph-rsid="00185397"/>
    </style:style>
    <style:style style:name="P20" style:family="paragraph" style:parent-style-name="Standard">
      <style:paragraph-properties fo:line-height="100%" fo:text-align="start" style:justify-single-word="false"/>
      <style:text-properties style:font-name="Arial Nova Light" style:text-underline-style="none" officeooo:rsid="00185397" officeooo:paragraph-rsid="001f6b31"/>
    </style:style>
    <style:style style:name="P21" style:family="paragraph" style:parent-style-name="Standard">
      <style:paragraph-properties fo:line-height="100%" fo:text-align="start" style:justify-single-word="false"/>
      <style:text-properties style:font-name="Arial Nova Light" style:text-underline-style="none" officeooo:rsid="0018d519" officeooo:paragraph-rsid="0018d519"/>
    </style:style>
    <style:style style:name="P22" style:family="paragraph" style:parent-style-name="Standard">
      <style:paragraph-properties fo:line-height="100%" fo:text-align="start" style:justify-single-word="false"/>
      <style:text-properties style:font-name="Arial Nova Light" style:text-underline-style="none" officeooo:rsid="0019fd6a" officeooo:paragraph-rsid="0019fd6a"/>
    </style:style>
    <style:style style:name="P23" style:family="paragraph" style:parent-style-name="Standard" style:list-style-name="L11">
      <style:paragraph-properties fo:line-height="100%" fo:text-align="start" style:justify-single-word="false"/>
      <style:text-properties style:font-name="Arial Nova Light" style:text-underline-style="none" officeooo:rsid="0019fd6a" officeooo:paragraph-rsid="0019fd6a"/>
    </style:style>
    <style:style style:name="P24" style:family="paragraph" style:parent-style-name="Standard">
      <style:paragraph-properties fo:line-height="100%" fo:text-align="start" style:justify-single-word="false"/>
      <style:text-properties style:font-name="Arial Nova Light" style:text-underline-style="none" fo:font-weight="normal" officeooo:rsid="00185397" officeooo:paragraph-rsid="00185397" style:font-weight-asian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Arial Nova Light" officeooo:paragraph-rsid="0018d519"/>
    </style:style>
    <style:style style:name="P26" style:family="paragraph" style:parent-style-name="Standard">
      <style:paragraph-properties fo:line-height="100%" fo:text-align="start" style:justify-single-word="false"/>
      <style:text-properties style:font-name="Arial Nova Light" fo:font-size="10pt" style:text-underline-style="none" officeooo:rsid="00185397" officeooo:paragraph-rsid="001bbf70" style:font-size-asian="10pt" style:font-size-complex="10pt"/>
    </style:style>
    <style:style style:name="P27" style:family="paragraph" style:parent-style-name="Standard" style:list-style-name="L5">
      <style:paragraph-properties fo:line-height="100%" fo:text-align="start" style:justify-single-word="false"/>
      <style:text-properties fo:font-size="10pt" officeooo:paragraph-rsid="001bdc23" style:font-size-asian="10pt" style:font-size-complex="10pt"/>
    </style:style>
    <style:style style:name="P28" style:family="paragraph" style:parent-style-name="Text_20_body" style:list-style-name="L1">
      <style:paragraph-properties fo:line-height="100%"/>
    </style:style>
    <style:style style:name="P29" style:family="paragraph" style:parent-style-name="Text_20_body" style:list-style-name="L2">
      <style:paragraph-properties fo:line-height="100%"/>
      <style:text-properties officeooo:paragraph-rsid="001bdc23"/>
    </style:style>
    <style:style style:name="P30" style:family="paragraph" style:parent-style-name="Text_20_body" style:list-style-name="L11">
      <style:paragraph-properties fo:line-height="100%" fo:text-align="start" style:justify-single-word="false"/>
      <style:text-properties officeooo:paragraph-rsid="0019fd6a"/>
    </style:style>
    <style:style style:name="P31" style:family="paragraph" style:parent-style-name="Text_20_body">
      <style:paragraph-properties fo:line-height="100%"/>
      <style:text-properties style:font-name="Arial Nova Light" officeooo:paragraph-rsid="001bbf70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Arial Nova Light" style:text-underline-style="none" officeooo:rsid="0019fd6a" officeooo:paragraph-rsid="0019fd6a"/>
    </style:style>
    <style:style style:name="P33" style:family="paragraph" style:parent-style-name="Text_20_body" style:list-style-name="L11">
      <style:paragraph-properties fo:line-height="100%" fo:text-align="start" style:justify-single-word="false"/>
      <style:text-properties style:font-name="Arial Nova Light" style:text-underline-style="none" officeooo:rsid="0019fd6a" officeooo:paragraph-rsid="0019fd6a"/>
    </style:style>
    <style:style style:name="P34" style:family="paragraph" style:parent-style-name="Text_20_body" style:list-style-name="L2">
      <style:paragraph-properties fo:margin-top="0cm" fo:margin-bottom="0cm" style:contextual-spacing="false" fo:line-height="100%"/>
    </style:style>
    <style:style style:name="P35" style:family="paragraph" style:parent-style-name="Text_20_body" style:list-style-name="L3">
      <style:paragraph-properties fo:margin-top="0cm" fo:margin-bottom="0cm" style:contextual-spacing="false" fo:line-height="100%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Arial Nova Ligh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style:font-name="Arial Nova Light" officeooo:paragraph-rsid="001bbf70"/>
    </style:style>
    <style:style style:name="P38" style:family="paragraph" style:parent-style-name="Text_20_body">
      <style:paragraph-properties fo:margin-top="0cm" fo:margin-bottom="0.046cm" style:contextual-spacing="false" fo:line-height="100%"/>
      <style:text-properties style:font-name="Arial Nova Light" officeooo:paragraph-rsid="001bbf70"/>
    </style:style>
    <style:style style:name="T1" style:family="text">
      <style:text-properties style:font-name="Arial Nova Light"/>
    </style:style>
    <style:style style:name="T2" style:family="text">
      <style:text-properties style:font-name="Arial Nova Light" officeooo:rsid="001bdc23"/>
    </style:style>
    <style:style style:name="T3" style:family="text">
      <style:text-properties style:font-name="Arial Nova Light" style:text-underline-style="none" officeooo:rsid="0019fd6a"/>
    </style:style>
    <style:style style:name="T4" style:family="text">
      <style:text-properties style:font-name="Arial Nova Light" style:text-underline-style="none" officeooo:rsid="001bdc23"/>
    </style:style>
    <style:style style:name="T5" style:family="text">
      <style:text-properties style:font-name="Arial Nova Light" fo:font-size="10pt" style:text-underline-style="none" officeooo:rsid="0019fd6a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c9211e" loext:opacity="100%" style:font-name="Arial Nova Light" style:text-underline-style="none" officeooo:rsid="0019fd6a"/>
    </style:style>
    <style:style style:name="T8" style:family="text">
      <style:text-properties fo:color="#c9211e" loext:opacity="100%" style:font-name="Arial Nova Light" fo:font-size="10pt" style:text-underline-style="none" officeooo:rsid="0019fd6a" style:font-size-asian="10pt" style:font-size-complex="10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color="#c9211e" loext:opacity="100%" fo:font-size="10pt" style:text-underline-style="none" officeooo:rsid="0019fd6a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text-underline-style="none" officeooo:rsid="0019fd6a" style:font-size-asian="10pt" style:font-size-complex="10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rveur APPACHE_2</text:p>
      <text:p text:style-name="P11"/>
      <text:p text:style-name="P12"/>
      <text:p text:style-name="P13"><text:s/>I/ Installation du serveur web : </text:p>
      <text:p text:style-name="P13"/>
      <text:p text:style-name="P20"><text:span text:style-name="T13">Commande :</text:span></text:p>
      <table:table table:name="Tableau10" table:style-name="Tableau10">
        <table:table-column table:style-name="Tableau10.A"/>
        <table:table-row table:style-name="TableLine1843833687040">
          <table:table-cell table:style-name="Tableau10.A1" office:value-type="string">
            <text:p text:style-name="P1">sudo apt upgrade</text:p>
          </table:table-cell>
        </table:table-row>
        <table:table-row table:style-name="TableLine1843833687040">
          <table:table-cell table:style-name="Tableau10.A2" office:value-type="string">
            <text:p text:style-name="P8">sudo apt update</text:p>
          </table:table-cell>
        </table:table-row>
      </table:table>
      <text:p text:style-name="P15"/>
      <table:table table:name="Tableau1" table:style-name="Tableau1">
        <table:table-column table:style-name="Tableau1.A"/>
        <table:table-row table:style-name="TableLine1843905243152">
          <table:table-cell table:style-name="Tableau1.A1" office:value-type="string">
            <text:p text:style-name="P26">sudo apt install apache2</text:p>
          </table:table-cell>
        </table:table-row>
      </table:table>
      <text:p text:style-name="P19"/>
      <text:p text:style-name="P19"/>
      <text:p text:style-name="P19"/>
      <text:p text:style-name="P19"/>
      <text:p text:style-name="P24"/>
      <text:p text:style-name="P14">II/ Configuration du serveur :</text:p>
      <text:p text:style-name="P21"/>
      <text:p text:style-name="P18">Commande utiles :</text:p>
      <text:p text:style-name="P16"/>
      <text:p text:style-name="P25">Pour arrêter apache2 : </text:p>
      <table:table table:name="Tableau2" table:style-name="Tableau2">
        <table:table-column table:style-name="Tableau2.A"/>
        <table:table-row table:style-name="TableLine1843905265456">
          <table:table-cell table:style-name="Tableau2.A1" office:value-type="string">
            <text:p text:style-name="P5">sudo systemctl stop apache2</text:p>
          </table:table-cell>
        </table:table-row>
      </table:table>
      <text:p text:style-name="P25"/>
      <text:p text:style-name="P7"><text:span text:style-name="T6">Pour lancer apache2 :</text:span> </text:p>
      <table:table table:name="Tableau3" table:style-name="Tableau3">
        <table:table-column table:style-name="Tableau3.A"/>
        <table:table-row table:style-name="TableLine1843330205408">
          <table:table-cell table:style-name="Tableau3.A1" office:value-type="string">
            <text:p text:style-name="P4">sudo systemctl start apache2</text:p>
          </table:table-cell>
        </table:table-row>
      </table:table>
      <text:p text:style-name="P3"/>
      <text:p text:style-name="P36">Pour relancer apache2 : </text:p>
      <table:table table:name="Tableau4" table:style-name="Tableau4">
        <table:table-column table:style-name="Tableau4.A"/>
        <table:table-row table:style-name="TableLine1843330229344">
          <table:table-cell table:style-name="Tableau4.A1" office:value-type="string">
            <text:p text:style-name="P6">sudo systemctl restart apache2</text:p>
          </table:table-cell>
        </table:table-row>
      </table:table>
      <text:p text:style-name="P36"/>
      <text:p text:style-name="P36">Pour recharger la configuration d'apache2 : </text:p>
      <table:table table:name="Tableau5" table:style-name="Tableau5">
        <table:table-column table:style-name="Tableau5.A"/>
        <table:table-row table:style-name="TableLine1843330226080">
          <table:table-cell table:style-name="Tableau5.A1" office:value-type="string">
            <text:p text:style-name="P6">sudo systemctl reload apache2</text:p>
          </table:table-cell>
        </table:table-row>
      </table:table>
      <text:p text:style-name="P36"/>
      <text:p text:style-name="P36">Pour voir la version d'Apache utilisée : </text:p>
      <table:table table:name="Tableau6" table:style-name="Tableau6">
        <table:table-column table:style-name="Tableau6.A"/>
        <table:table-row table:style-name="TableLine1843841152000">
          <table:table-cell table:style-name="Tableau6.A1" office:value-type="string">
            <text:p text:style-name="P6">sudo apache2ctl -v</text:p>
          </table:table-cell>
        </table:table-row>
      </table:table>
      <text:p text:style-name="P36"/>
      <text:p text:style-name="P36">Pour tester l'ensemble de la configuration d'Apache : </text:p>
      <table:table table:name="Tableau7" table:style-name="Tableau7">
        <table:table-column table:style-name="Tableau7.A"/>
        <table:table-row table:style-name="TableLine1843330230976">
          <table:table-cell table:style-name="Tableau7.A1" office:value-type="string">
            <text:p text:style-name="P6">sudo apache2ctl -t</text:p>
          </table:table-cell>
        </table:table-row>
      </table:table>
      <text:p text:style-name="P36"/>
      <text:p text:style-name="P31">Pour tester la configuration des hôtes virtuels :</text:p>
      <table:table table:name="Tableau8" table:style-name="Tableau8">
        <table:table-column table:style-name="Tableau8.A"/>
        <table:table-row table:style-name="TableLine1843330222544">
          <table:table-cell table:style-name="Tableau8.A1" office:value-type="string">
            <text:p text:style-name="P6">sudo apache2ctl -t -D DUMP_VHOSTS</text:p>
          </table:table-cell>
        </table:table-row>
      </table:table>
      <text:p text:style-name="P38"><text:s/></text:p>
      <text:p text:style-name="P37">Pour voir les modules d'Apache chargés :</text:p>
      <table:table table:name="Tableau9" table:style-name="Tableau9">
        <table:table-column table:style-name="Tableau9.A"/>
        <table:table-row table:style-name="TableLine1843330234512">
          <table:table-cell table:style-name="Tableau9.A1" office:value-type="string">
            <text:p text:style-name="P6">sudo apache2ctl -M</text:p>
          </table:table-cell>
        </table:table-row>
      </table:table>
      <text:p text:style-name="P31"><text:s/></text:p>
      <text:p text:style-name="P2"/>
      <text:p text:style-name="P17"><text:soft-page-break/>Fichiers de configuration :</text:p>
      <text:p text:style-name="P22"/>
      <text:p text:style-name="P9"><text:span text:style-name="T4">L</text:span><text:span text:style-name="T3">es fichiers de configuration se situent dans le répertoire </text:span><text:span text:style-name="Source_20_Text"><text:span text:style-name="T7">/etc/apache2</text:span></text:span><text:span text:style-name="T7"> </text:span></text:p>
      <text:list xml:id="list2471238505" text:style-name="L5">
        <text:list-header>
          <text:p text:style-name="P27"><text:span text:style-name="T3"/></text:p>
        </text:list-header>
      </text:list>
      <text:list xml:id="list1254522960" text:style-name="L11">
        <text:list-item>
          <text:p text:style-name="P23"><text:span text:style-name="Source_20_Text"><text:span text:style-name="T9">sites-available</text:span></text:span><text:span text:style-name="T11"> contient les fichiers de configuration des </text:span><text:span text:style-name="Strong_20_Emphasis"><text:span text:style-name="T11">sites</text:span></text:span><text:span text:style-name="T11"> disponibles </text:span></text:p>
        </text:list-item>
        <text:list-item>
          <text:p text:style-name="P30"><text:span text:style-name="Source_20_Text"><text:span text:style-name="T12">sites-enabled</text:span></text:span><text:span text:style-name="T5"> contient des liens symboliques vers les configurations, dans</text:span><text:span text:style-name="T8"> </text:span><text:span text:style-name="Source_20_Text"><text:span text:style-name="T10">site-available</text:span></text:span><text:span text:style-name="T5">, des sites activés </text:span></text:p>
        </text:list-item>
        <text:list-item>
          <text:p text:style-name="P33"><text:span text:style-name="Source_20_Text"><text:span text:style-name="T9">conf-available</text:span></text:span><text:span text:style-name="T9"> </text:span><text:span text:style-name="T11">contient les fichiers de configuration des </text:span><text:span text:style-name="Strong_20_Emphasis"><text:span text:style-name="T11">autres services</text:span></text:span><text:span text:style-name="T11"> disponibles</text:span></text:p>
        </text:list-item>
        <text:list-item>
          <text:p text:style-name="P30"><text:span text:style-name="Source_20_Text"><text:span text:style-name="T10">conf-enabled</text:span></text:span><text:span text:style-name="T5"> contient des liens symboliques vers les configurations, dans </text:span><text:span text:style-name="Source_20_Text"><text:span text:style-name="T10">conf-available</text:span></text:span><text:span text:style-name="T5">, des autres services activés</text:span></text:p>
        </text:list-item>
        <text:list-item>
          <text:p text:style-name="P33"><text:span text:style-name="Source_20_Text"><text:span text:style-name="T9">mods-available</text:span></text:span><text:span text:style-name="T9"> </text:span><text:span text:style-name="T11">contient les fichiers de configuration des </text:span><text:span text:style-name="Strong_20_Emphasis"><text:span text:style-name="T11">modules</text:span></text:span><text:span text:style-name="T11"> d'Apache disponibles</text:span></text:p>
        </text:list-item>
        <text:list-item>
          <text:p text:style-name="P30"><text:span text:style-name="Source_20_Text"><text:span text:style-name="T10">mods-enabled</text:span></text:span><text:span text:style-name="T5"> contient des liens symboliques vers les configurations, dans </text:span><text:span text:style-name="Source_20_Text"><text:span text:style-name="T10">mods-available</text:span></text:span><text:span text:style-name="T5">, des modules activés</text:span></text:p>
        </text:list-item>
      </text:list>
      <text:p text:style-name="P32"><text:span text:style-name="T11"/></text:p>
      <text:p text:style-name="P32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8:31:05.248000000</meta:creation-date>
    <dc:date>2022-03-25T09:40:55.439000000</dc:date>
    <meta:editing-duration>PT17M47S</meta:editing-duration>
    <meta:editing-cycles>5</meta:editing-cycles>
    <meta:generator>LibreOffice/7.0.2.2$Windows_X86_64 LibreOffice_project/8349ace3c3162073abd90d81fd06dcfb6b36b994</meta:generator>
    <meta:document-statistic meta:table-count="10" meta:image-count="0" meta:object-count="0" meta:page-count="2" meta:paragraph-count="35" meta:word-count="196" meta:character-count="1353" meta:non-whitespace-character-count="1183"/>
  </office:meta>
</office:document-meta>
</file>